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14" style:family="table">
      <style:table-properties style:width="16.002cm" table:align="margins" style:writing-mode="lr-tb"/>
    </style:style>
    <style:style style:name="Tableau14.A" style:family="table-column">
      <style:table-column-properties style:column-width="16.002cm" style:rel-column-width="65535*"/>
    </style:style>
    <style:style style:name="Tableau14.A1" style:family="table-cell">
      <style:table-cell-properties fo:padding="0.097cm" fo:border="0.5pt solid #000000"/>
    </style:style>
    <style:style style:name="Tableau1" style:family="table">
      <style:table-properties style:width="16.002cm" table:align="margins" style:writing-mode="lr-tb"/>
    </style:style>
    <style:style style:name="Tableau1.A" style:family="table-column">
      <style:table-column-properties style:column-width="4.18cm" style:rel-column-width="17120*"/>
    </style:style>
    <style:style style:name="Tableau1.B" style:family="table-column">
      <style:table-column-properties style:column-width="7.62cm" style:rel-column-width="31207*"/>
    </style:style>
    <style:style style:name="Tableau1.C" style:family="table-column">
      <style:table-column-properties style:column-width="4.202cm" style:rel-column-width="17208*"/>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3" style:family="table">
      <style:table-properties style:width="16.002cm" table:align="margins" style:writing-mode="lr-tb"/>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4" style:family="table">
      <style:table-properties style:width="16.002cm" table:align="margins" style:writing-mode="lr-tb"/>
    </style:style>
    <style:style style:name="Tableau4.A" style:family="table-column">
      <style:table-column-properties style:column-width="16.002cm" style:rel-column-width="65535*"/>
    </style:style>
    <style:style style:name="Tableau4.A1" style:family="table-cell">
      <style:table-cell-properties fo:padding="0.097cm" fo:border="0.5pt solid #000000"/>
    </style:style>
    <style:style style:name="Tableau5" style:family="table">
      <style:table-properties style:width="16.002cm" table:align="margins" style:writing-mode="lr-tb"/>
    </style:style>
    <style:style style:name="Tableau5.A" style:family="table-column">
      <style:table-column-properties style:column-width="16.002cm" style:rel-column-width="65535*"/>
    </style:style>
    <style:style style:name="Tableau5.A1" style:family="table-cell">
      <style:table-cell-properties fo:padding="0.097cm" fo:border="0.5pt solid #000000"/>
    </style:style>
    <style:style style:name="Tableau6" style:family="table">
      <style:table-properties style:width="16.002cm" table:align="margins" style:writing-mode="lr-tb"/>
    </style:style>
    <style:style style:name="Tableau6.A" style:family="table-column">
      <style:table-column-properties style:column-width="16.002cm" style:rel-column-width="65535*"/>
    </style:style>
    <style:style style:name="Tableau6.A1" style:family="table-cell">
      <style:table-cell-properties fo:padding="0.097cm" fo:border="0.5pt solid #000000"/>
    </style:style>
    <style:style style:name="Tableau7" style:family="table">
      <style:table-properties style:width="16.002cm" table:align="margins" style:writing-mode="lr-tb"/>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8" style:family="table">
      <style:table-properties style:width="16.002cm" table:align="margins" style:writing-mode="lr-tb"/>
    </style:style>
    <style:style style:name="Tableau8.A" style:family="table-column">
      <style:table-column-properties style:column-width="16.002cm" style:rel-column-width="65535*"/>
    </style:style>
    <style:style style:name="Tableau8.A1" style:family="table-cell">
      <style:table-cell-properties fo:padding="0.097cm" fo:border="0.5pt solid #000000"/>
    </style:style>
    <style:style style:name="Tableau9" style:family="table">
      <style:table-properties style:width="16.002cm" table:align="margins" style:writing-mode="lr-tb"/>
    </style:style>
    <style:style style:name="Tableau9.A" style:family="table-column">
      <style:table-column-properties style:column-width="8.001cm" style:rel-column-width="32767*"/>
    </style:style>
    <style:style style:name="Tableau9.B" style:family="table-column">
      <style:table-column-properties style:column-width="8.001cm" style:rel-column-width="32768*"/>
    </style:style>
    <style:style style:name="Tableau9.A1" style:family="table-cell">
      <style:table-cell-properties fo:padding="0.097cm" fo:border-left="0.5pt solid #000000" fo:border-right="none" fo:border-top="0.5pt solid #000000" fo:border-bottom="0.5pt solid #000000"/>
    </style:style>
    <style:style style:name="Tableau9.B1" style:family="table-cell">
      <style:table-cell-properties fo:padding="0.097cm" fo:border="0.5pt solid #000000"/>
    </style:style>
    <style:style style:name="Tableau10" style:family="table">
      <style:table-properties style:width="16.002cm" table:align="margins" style:writing-mode="lr-tb"/>
    </style:style>
    <style:style style:name="Tableau10.A" style:family="table-column">
      <style:table-column-properties style:column-width="16.002cm" style:rel-column-width="65535*"/>
    </style:style>
    <style:style style:name="Tableau10.A1" style:family="table-cell">
      <style:table-cell-properties fo:padding="0.097cm" fo:border="0.5pt solid #000000"/>
    </style:style>
    <style:style style:name="Tableau11" style:family="table">
      <style:table-properties style:width="16.002cm" table:align="margins" style:writing-mode="lr-tb"/>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padding="0.097cm" fo:border-left="0.5pt solid #000000" fo:border-right="none" fo:border-top="0.5pt solid #000000" fo:border-bottom="0.5pt solid #000000"/>
    </style:style>
    <style:style style:name="Tableau11.B1" style:family="table-cell">
      <style:table-cell-properties fo:padding="0.097cm" fo:border="0.5pt solid #000000"/>
    </style:style>
    <style:style style:name="Tableau12" style:family="table">
      <style:table-properties style:width="16.002cm" table:align="margins" style:writing-mode="lr-tb"/>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padding="0.097cm" fo:border-left="0.5pt solid #000000" fo:border-right="none" fo:border-top="0.5pt solid #000000" fo:border-bottom="0.5pt solid #000000"/>
    </style:style>
    <style:style style:name="Tableau12.B1" style:family="table-cell">
      <style:table-cell-properties fo:padding="0.097cm" fo:border="0.5pt solid #000000"/>
    </style:style>
    <style:style style:name="Tableau13" style:family="table">
      <style:table-properties style:width="16.002cm" table:align="margins" style:writing-mode="lr-tb"/>
    </style:style>
    <style:style style:name="Tableau13.A" style:family="table-column">
      <style:table-column-properties style:column-width="16.002cm" style:rel-column-width="65535*"/>
    </style:style>
    <style:style style:name="Tableau13.A1" style:family="table-cell">
      <style:table-cell-properties fo:padding="0.097cm" fo:border="0.5pt solid #000000"/>
    </style:style>
    <style:style style:name="P1" style:family="paragraph" style:parent-style-name="Standard">
      <style:text-properties officeooo:paragraph-rsid="00198a5c"/>
    </style:style>
    <style:style style:name="P2" style:family="paragraph" style:parent-style-name="Standard">
      <style:paragraph-properties fo:padding-left="0cm" fo:padding-right="0cm" fo:padding-top="0cm" fo:padding-bottom="0.035cm" fo:border-left="none" fo:border-right="none" fo:border-top="none" fo:border-bottom="0.74pt solid #000000"/>
    </style:style>
    <style:style style:name="P3" style:family="paragraph" style:parent-style-name="Table_20_Contents">
      <style:text-properties fo:color="#800080" loext:opacity="100%" fo:font-weight="bold" officeooo:rsid="00198a5c" officeooo:paragraph-rsid="00198a5c" style:font-weight-asian="bold" style:font-weight-complex="bold"/>
    </style:style>
    <style:style style:name="P4" style:family="paragraph" style:parent-style-name="Table_20_Contents">
      <style:paragraph-properties fo:text-align="center" style:justify-single-word="false"/>
      <style:text-properties fo:color="#800080" loext:opacity="100%" fo:font-weight="bold" officeooo:rsid="00198a5c" officeooo:paragraph-rsid="00198a5c" style:font-weight-asian="bold" style:font-weight-complex="bold"/>
    </style:style>
    <style:style style:name="P5" style:family="paragraph" style:parent-style-name="Standard">
      <style:text-properties fo:color="#800080" loext:opacity="100%" fo:font-weight="bold" officeooo:rsid="00182e72" officeooo:paragraph-rsid="001bb1f4" style:font-weight-asian="bold" style:font-weight-complex="bold"/>
    </style:style>
    <style:style style:name="P6" style:family="paragraph" style:parent-style-name="Standard">
      <style:paragraph-properties fo:text-align="start" style:justify-single-word="false"/>
      <style:text-properties officeooo:paragraph-rsid="00182e72"/>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9f37d"/>
    </style:style>
    <style:style style:name="P9" style:family="paragraph" style:parent-style-name="Table_20_Contents">
      <style:paragraph-properties fo:text-align="center" style:justify-single-word="false"/>
    </style:style>
    <style:style style:name="P10" style:family="paragraph" style:parent-style-name="Standard">
      <style:text-properties officeooo:paragraph-rsid="0019f37d"/>
    </style:style>
    <style:style style:name="P11" style:family="paragraph" style:parent-style-name="Table_20_Contents">
      <style:paragraph-properties fo:text-align="center" style:justify-single-word="false"/>
      <style:text-properties officeooo:rsid="00182e72" officeooo:paragraph-rsid="00182e72"/>
    </style:style>
    <style:style style:name="P12" style:family="paragraph" style:parent-style-name="Table_20_Contents">
      <style:paragraph-properties fo:text-align="center" style:justify-single-word="false"/>
      <style:text-properties officeooo:rsid="00198a5c" officeooo:paragraph-rsid="00198a5c"/>
    </style:style>
    <style:style style:name="P13" style:family="paragraph" style:parent-style-name="Table_20_Contents">
      <style:paragraph-properties fo:text-align="center" style:justify-single-word="false"/>
      <style:text-properties officeooo:rsid="0019f37d" officeooo:paragraph-rsid="0019f37d"/>
    </style:style>
    <style:style style:name="P14" style:family="paragraph" style:parent-style-name="List_20_Paragraph" style:list-style-name="WWNum8">
      <style:text-properties officeooo:paragraph-rsid="00198a5c"/>
    </style:style>
    <style:style style:name="P15" style:family="paragraph" style:parent-style-name="List_20_Paragraph" style:list-style-name="WWNum5">
      <style:text-properties officeooo:paragraph-rsid="00198a5c"/>
    </style:style>
    <style:style style:name="T1" style:family="text">
      <style:text-properties fo:font-weight="bold" style:font-weight-asian="bold" style:font-weight-complex="bold"/>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fo:font-weight="bold" style:font-weight-asian="bold" style:font-weight-complex="bold"/>
    </style:style>
    <style:style style:name="T4" style:family="text">
      <style:text-properties fo:color="#000000" loext:opacity="100%" style:text-underline-style="none"/>
    </style:style>
    <style:style style:name="T5" style:family="text">
      <style:text-properties officeooo:rsid="00198a5c"/>
    </style:style>
    <style:style style:name="T6" style:family="text">
      <style:text-properties fo:color="#800080" loext:opacity="100%" fo:font-weight="bold" officeooo:rsid="00198a5c" style:font-weight-asian="bold" style:font-weight-complex="bold"/>
    </style:style>
    <style:style style:name="T7" style:family="text">
      <style:text-properties fo:color="#800080" loext:opacity="100%" fo:font-weight="bold" officeooo:rsid="0019f37d" style:font-weight-asian="bold" style:font-weight-complex="bold"/>
    </style:style>
    <style:style style:name="T8" style:family="text">
      <style:text-properties fo:color="#800080" loext:opacity="100%" fo:font-weight="bold" officeooo:rsid="00182e72" style:font-weight-asian="bold" style:font-weight-complex="bold"/>
    </style:style>
    <style:style style:name="T9" style:family="text">
      <style:text-properties officeooo:rsid="0019f37d"/>
    </style:style>
    <style:style style:name="T10" style:family="text">
      <style:text-properties fo:color="#800000" loext:opacity="100%" fo:font-weight="bold" style:font-weight-asian="bold" style:font-weight-complex="bold"/>
    </style:style>
    <style:style style:name="T11" style:family="text">
      <style:text-properties officeooo:rsid="001bee5a"/>
    </style:style>
    <style:style style:name="T12" style:family="text">
      <style:text-properties fo:color="#800080" loext:opacity="100%" fo:font-weight="bold"/>
    </style:style>
    <style:style style:name="T13" style:family="text">
      <style:text-properties fo:color="#2a6099" loext:opacity="100%" fo:font-weight="bold"/>
    </style:style>
    <style:style style:name="T14" style:family="text">
      <style:text-properties fo:color="#800080" loext:opacity="100%"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Notes</text:span><text:span text:style-name="T8"><office:annotation loext:resolved="false"><dc:creator>Auteur inconnu</dc:creator><dc:date>2024-07-04T09:36:13.107842949</dc:date><text:p text:style-name="Comment"><text:span text:style-name="T12">Notes de Gabrielle en violet</text:span></text:p><text:p text:style-name="Comment"><text:span text:style-name="T13">Liens en bleu</text:span></text:p></office:annotation></text:span></text:p>
      <table:table table:name="Tableau14" table:style-name="Tableau14">
        <table:table-column table:style-name="Tableau14.A"/>
        <table:table-row>
          <table:table-cell table:style-name="Tableau14.A1" office:value-type="string">
            <text:p text:style-name="P5">Icones : fb, insta, linkedIn, contac<text:span text:style-name="T9">t</text:span></text:p>
            <text:p text:style-name="Table_20_Contents"/>
            <text:p text:style-name="P13"><text:span text:style-name="T11">Menu Portage par </text:span>Croustillance</text:p>
            <text:p text:style-name="P8">Portage de repas à domicile dans les Vosges<office:annotation loext:resolved="false"><dc:creator>Auteur inconnu</dc:creator><dc:date>2024-07-04T10:00:45.010242304</dc:date><text:p text:style-name="Comment"><text:span text:style-name="T12">Image en background (comme pour le site de Croustillance) avec le txt dans une bande semi transparente ?</text:span></text:p></office:annotation></text:p>
            <text:p text:style-name="Table_20_Contents"/>
            <text:p text:style-name="Table_20_Contents"/>
            <text:p text:style-name="P10">Livraison de repas à domicile de la région de Charmes jusqu'à Chavelot. La recette idéale pour aider les personnes âgées à mieux savourer la vie !</text:p>
          </table:table-cell>
        </table:table-row>
      </table:table>
      <text:p text:style-name="Standard"><office:annotation loext:resolved="false"><dc:creator>Auteur inconnu</dc:creator><dc:date>2024-07-04T10:02:17.086252969</dc:date><text:p text:style-name="Comment"><text:span text:style-name="T12">Prend la place sur la totalité de l’écran ?</text:span></text:p><text:p text:style-name="Comment"><text:span text:style-name="T12">Comme Croustillance</text:span></text:p></office:annotation></text:p>
      <text:p text:style-name="P2"/>
      <text:h text:style-name="H1" text:outline-level="1"/>
      <text:h text:style-name="H1" text:outline-level="1">Portage de repas à domicile dans les Vosges</text:h>
      <text:h text:style-name="H1" text:outline-level="1"/>
      <table:table table:name="Tableau1" table:style-name="Tableau1">
        <table:table-column table:style-name="Tableau1.A"/>
        <table:table-column table:style-name="Tableau1.B"/>
        <table:table-column table:style-name="Tableau1.C"/>
        <table:table-row>
          <table:table-cell table:style-name="Tableau1.A1" office:value-type="string">
            <text:p text:style-name="P9"/>
            <text:p text:style-name="P9"/>
            <text:p text:style-name="P9"/>
            <text:p text:style-name="P11">Logo</text:p>
            <text:p text:style-name="P11">Croustillance</text:p>
          </table:table-cell>
          <table:table-cell table:style-name="Tableau1.A1" office:value-type="string">
            <text:p text:style-name="P6">Du lundi au samedi, la fine équipe de <text:span text:style-name="T2">Croustillance</text:span><text:span text:style-name="T2"><office:annotation loext:resolved="false"><dc:creator>Auteur inconnu</dc:creator><dc:date>2024-07-04T09:58:13.128625273</dc:date><text:p text:style-name="Comment"><text:span text:style-name="T12">Lien vers la Main page de Croustillance</text:span></text:p></office:annotation></text:span> cuisine et livre de bons petits plats à domicile, de la région de Charmes jusqu’à Chavelot.</text:p>
            <text:p text:style-name="P6">La recette idéale pour aider les personnes âgées ou en perte d’autonomie à savourer la vie jour après jour !</text:p>
          </table:table-cell>
          <table:table-cell table:style-name="Tableau1.C1" office:value-type="string">
            <text:p text:style-name="P9"/>
            <text:p text:style-name="P9"/>
            <text:p text:style-name="P9"/>
            <text:p text:style-name="P11">Logo</text:p>
            <text:p text:style-name="P11">Menu Portage</text:p>
          </table:table-cell>
        </table:table-row>
      </table:table>
      <text:p text:style-name="Standard"/>
      <text:p text:style-name="H_20_2">De bons petits plats de qualité traiteur</text:p>
      <text:p text:style-name="Standard"/>
      <table:table table:name="Tableau2" table:style-name="Tableau2">
        <table:table-column table:style-name="Tableau2.A"/>
        <table:table-column table:style-name="Tableau2.B"/>
        <table:table-row>
          <table:table-cell table:style-name="Tableau2.A1" office:value-type="string">
            <text:p text:style-name="P9"/>
            <text:p text:style-name="P9"/>
            <text:p text:style-name="P9"/>
            <text:p text:style-name="P12">Image</text:p>
          </table:table-cell>
          <table:table-cell table:style-name="Tableau2.B1" office:value-type="string">
            <text:p text:style-name="P1"><text:a xlink:type="simple" xlink:href="https://www.croustillance.fr/" text:style-name="Internet_20_link" text:visited-style-name="Visited_20_Internet_20_Link"><text:span text:style-name="Internet_20_Link"><text:span text:style-name="T4">Croustillance</text:span></text:span></text:a>, traiteur et créateur de saveurs dans les Vosges depuis 10 ans, propose un <text:span text:style-name="T1">service de livraison de repas à domicile</text:span> destiné aux personnes âgées, handicapées ou en perte d’autonomie.</text:p>
            <text:p text:style-name="P1"/>
          </table:table-cell>
        </table:table-row>
      </table:table>
      <text:p text:style-name="Standard"/>
      <table:table table:name="Tableau3" table:style-name="Tableau3">
        <table:table-column table:style-name="Tableau3.A"/>
        <table:table-column table:style-name="Tableau3.B"/>
        <table:table-row>
          <table:table-cell table:style-name="Tableau3.A1" office:value-type="string">
            <text:p text:style-name="P1">Vous n’avez pas le cœur à cuisiner pour vous tout seul ? Votre conjoint qui prépare habituellement les repas est absent pour quelques jours, parti en maison de retraite ou en EHPAD ? Grâce à notre service Menu Portage, faites-vous livrer à domicile des <text:span text:style-name="T1">plats gourmands et équilibrés</text:span>, concoctés dans notre laboratoire de Nomexy.</text:p>
          </table:table-cell>
          <table:table-cell table:style-name="Tableau3.B1" office:value-type="string">
            <text:p text:style-name="P9"/>
            <text:p text:style-name="P9"/>
            <text:p text:style-name="P9"/>
            <text:p text:style-name="P9"/>
            <text:p text:style-name="P12">Image</text:p>
          </table:table-cell>
        </table:table-row>
      </table:table>
      <text:p text:style-name="Standard"/>
      <table:table table:name="Tableau4" table:style-name="Tableau4">
        <table:table-column table:style-name="Tableau4.A"/>
        <table:table-row>
          <table:table-cell table:style-name="Tableau4.A1" office:value-type="string">
            <text:p text:style-name="Table_20_Contents"/>
            <text:p text:style-name="Table_20_Contents"><text:s text:c="13"/><text:span text:style-name="T5">Entrée</text:span></text:p>
            <text:p text:style-name="Table_20_Contents"><text:soft-page-break/><text:s text:c="34"/><text:span text:style-name="T5">plat</text:span></text:p>
            <text:p text:style-name="Table_20_Contents"><text:s text:c="49"/><text:span text:style-name="T5">dessert</text:span></text:p>
            <text:p text:style-name="Table_20_Contents"><text:s text:c="66"/><text:span text:style-name="T5">option </text:span><text:span text:style-name="T6">(potage, fromage, pain frais, etc..)</text:span></text:p>
            <text:p text:style-name="P3">Quand on passe/clique le fond devient des exemples en images et textes</text:p>
          </table:table-cell>
        </table:table-row>
      </table:table>
      <text:p text:style-name="Standard"/>
      <table:table table:name="Tableau5" table:style-name="Tableau5">
        <table:table-column table:style-name="Tableau5.A"/>
        <table:table-row>
          <table:table-cell table:style-name="Tableau5.A1" office:value-type="string">
            <text:p text:style-name="P1">Vous avez le choix entre plusieurs formules tarifaires très ajustées, et le service est d’une grande souplesse. Vous pouvez vous faire livrer durant quelques jours seulement, après une sortie d’hôpital par exemple, une ou plusieurs fois par semaine, etc.</text:p>
          </table:table-cell>
        </table:table-row>
      </table:table>
      <text:p text:style-name="Standard"/>
      <text:p text:style-name="P7"><text:a xlink:type="simple" xlink:href="../page%20les%20menus.docx" text:style-name="Internet_20_link" text:visited-style-name="Visited_20_Internet_20_Link"><text:span text:style-name="Internet_20_Link"><text:span text:style-name="T10">[DÉCOUVRIR NOS MENUS →]</text:span></text:span></text:a><text:span text:style-name="Internet_20_Link"><text:span text:style-name="T3"><office:annotation loext:resolved="false"><dc:creator>Auteur inconnu</dc:creator><dc:date>2024-07-04T09:57:49.664850754</dc:date><text:p text:style-name="Comment"><text:span text:style-name="T12">Lien vers la page « Menu »</text:span></text:p></office:annotation></text:span></text:span></text:p>
      <text:p text:style-name="Standard"/>
      <text:p text:style-name="H_20_2">Des repas savoureux et adaptés à votre état de santé</text:p>
      <text:p text:style-name="Standard"/>
      <table:table table:name="Tableau6" table:style-name="Tableau6">
        <table:table-column table:style-name="Tableau6.A"/>
        <table:table-row>
          <table:table-cell table:style-name="Tableau6.A1" office:value-type="string">
            <text:p text:style-name="P1">Vos repas sont préparés par <text:span text:style-name="T2">Marc</text:span><text:span text:style-name="T2"><office:annotation loext:resolved="false"><dc:creator>Auteur inconnu</dc:creator><dc:date>2024-07-04T09:57:34.128618767</dc:date><text:p text:style-name="Comment"><text:span text:style-name="T12">Lien vers la page « équipe »</text:span></text:p></office:annotation></text:span>, un cuisinier très expérimenté, puisqu’il s’active derrière les fourneaux depuis plus de 45 ans !</text:p>
          </table:table-cell>
        </table:table-row>
      </table:table>
      <text:p text:style-name="Standard"/>
      <table:table table:name="Tableau7" table:style-name="Tableau7">
        <table:table-column table:style-name="Tableau7.A"/>
        <table:table-column table:style-name="Tableau7.B"/>
        <table:table-row>
          <table:table-cell table:style-name="Tableau7.A1" office:value-type="string">
            <text:p text:style-name="P1">Méthodique et intraitable sur le respect des règles d’hygiène, Marc prépare une <text:span text:style-name="T1">cuisine familiale et équilibrée</text:span> avec des produits de qualité.<text:line-break/>Les repas sont adaptés à vos goûts, et éventuellement aux consignes des médecins.</text:p>
          </table:table-cell>
          <table:table-cell table:style-name="Tableau7.B1" office:value-type="string">
            <text:p text:style-name="P1"><text:s/>Nous fournissons sur simple demande des plats :</text:p>
            <text:list text:style-name="WWNum8">
              <text:list-item>
                <text:p text:style-name="P14">Sans chou ni épinards pour les personnes traitées par AVK.</text:p>
              </text:list-item>
              <text:list-item>
                <text:p text:style-name="P14">Sans poisson.</text:p>
              </text:list-item>
              <text:list-item>
                <text:p text:style-name="P14">Sans viande.</text:p>
              </text:list-item>
              <text:list-item>
                <text:p text:style-name="P14">Sans fibres.</text:p>
              </text:list-item>
              <text:list-item>
                <text:p text:style-name="P14">Avec des textures adaptées : repas hachés, moulinés, etc.</text:p>
              </text:list-item>
            </text:list>
          </table:table-cell>
        </table:table-row>
      </table:table>
      <text:p text:style-name="Standard"/>
      <text:p text:style-name="H_20_2">Les communes desservies par notre service de portage</text:p>
      <text:p text:style-name="Standard"/>
      <table:table table:name="Tableau8" table:style-name="Tableau8">
        <table:table-column table:style-name="Tableau8.A"/>
        <table:table-row>
          <table:table-cell table:style-name="Tableau8.A1" office:value-type="string">
            <text:p text:style-name="P1">Nos véhicules frigorifiques parcourent chaque jour la zone située <text:span text:style-name="T1">entre Chamagne et Chavelot</text:span>, en desservant toutes les communes qui s’étendent de part et d’autre de ce parcours.</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p text:style-name="P9"/>
            <text:p text:style-name="P9"/>
            <text:p text:style-name="P9"/>
            <text:p text:style-name="P9"/>
            <text:p text:style-name="P9"/>
            <text:p text:style-name="P9"/>
            <text:p text:style-name="P4">Carte de la tournée</text:p>
            <text:p text:style-name="P4">dispo sur le site</text:p>
          </table:table-cell>
          <table:table-cell table:style-name="Tableau9.B1" office:value-type="string">
            <text:list text:style-name="WWNum5">
              <text:list-item>
                <text:p text:style-name="P15">Charmes</text:p>
              </text:list-item>
              <text:list-item>
                <text:p text:style-name="P15">Châtel-sur-Moselle</text:p>
              </text:list-item>
              <text:list-item>
                <text:p text:style-name="P15">Domèvre-sur-Durbion</text:p>
              </text:list-item>
              <text:list-item>
                <text:p text:style-name="P15">Essegney</text:p>
              </text:list-item>
              <text:list-item>
                <text:p text:style-name="P15">Frizon</text:p>
              </text:list-item>
              <text:list-item>
                <text:p text:style-name="P15">Girmont</text:p>
              </text:list-item>
              <text:list-item>
                <text:p text:style-name="P15">Hadigny-les-Verrières</text:p>
              </text:list-item>
              <text:list-item>
                <text:p text:style-name="P15">Igney</text:p>
              </text:list-item>
              <text:list-item>
                <text:p text:style-name="P15">Langley</text:p>
              </text:list-item>
              <text:list-item>
                <text:p text:style-name="P15">Moriville</text:p>
              </text:list-item>
              <text:list-item>
                <text:p text:style-name="P15">Nomexy</text:p>
              </text:list-item>
              <text:list-item>
                <text:p text:style-name="P15">Pallegney</text:p>
              </text:list-item>
              <text:list-item>
                <text:p text:style-name="P15">Portieux et La Verrerie de Portieux</text:p>
              </text:list-item>
              <text:list-item>
                <text:p text:style-name="P15">Socourt</text:p>
              </text:list-item>
              <text:list-item>
                <text:p text:style-name="P15"><text:soft-page-break/>Vaxoncourt</text:p>
              </text:list-item>
              <text:list-item>
                <text:p text:style-name="P15">Vincey.</text:p>
              </text:list-item>
            </text:list>
          </table:table-cell>
        </table:table-row>
      </table:table>
      <text:p text:style-name="Standard"/>
      <text:p text:style-name="Standard"/>
      <text:p text:style-name="Standard"/>
      <text:p text:style-name="H_20_2">Bien plus qu’une simple livraison de repas à domicile !</text:p>
      <text:p text:style-name="Standard"/>
      <table:table table:name="Tableau10" table:style-name="Tableau10">
        <table:table-column table:style-name="Tableau10.A"/>
        <table:table-row>
          <table:table-cell table:style-name="Tableau10.A1" office:value-type="string">
            <text:p text:style-name="P1">Nos porteuses passent chez vous de <text:span text:style-name="T1">1 à 6 fois par semaine</text:span>, tous les jours à la même heure (le repas du dimanche est livré le samedi).</text:p>
          </table:table-cell>
        </table:table-row>
      </table:table>
      <text:p text:style-name="Standard"/>
      <table:table table:name="Tableau11" table:style-name="Tableau11">
        <table:table-column table:style-name="Tableau11.A"/>
        <table:table-column table:style-name="Tableau11.B"/>
        <table:table-row>
          <table:table-cell table:style-name="Tableau11.A1" office:value-type="string">
            <text:p text:style-name="P1"><text:a xlink:type="simple" xlink:href="../page%20équipe%20(contenus%20de%20Julie).docx" text:style-name="Internet_20_link" text:visited-style-name="Visited_20_Internet_20_Link"><text:span text:style-name="Internet_20_Link"><text:span text:style-name="T10">Catherine, Sabrina et Sabrina</text:span></text:span></text:a><text:span text:style-name="Internet_20_Link"><text:span text:style-name="T3"><office:annotation loext:resolved="false"><dc:creator>Auteur inconnu</dc:creator><dc:date>2024-07-04T09:55:46.950284409</dc:date><text:p text:style-name="Comment"><text:span text:style-name="T12">Lien vers la page « équipe »</text:span></text:p></office:annotation></text:span></text:span><text:span text:style-name="T3"> </text:span>– oui, oui, elles sont deux ! – assurent également un véritable service de veille sociale. Douces et attentionnées, elles ne livrent pas seulement un plateau-repas. Elles prennent aussi le temps d’échanger avec vous un petit mot, un sourire, une information…</text:p>
          </table:table-cell>
          <table:table-cell table:style-name="Tableau11.B1" office:value-type="string">
            <text:p text:style-name="P9"/>
            <text:p text:style-name="P9"/>
            <text:p text:style-name="P9"/>
            <text:p text:style-name="P12">Image</text:p>
            <text:p text:style-name="P4">de l’équipe ?</text:p>
          </table:table-cell>
        </table:table-row>
      </table:table>
      <text:p text:style-name="Standard"/>
      <table:table table:name="Tableau12" table:style-name="Tableau12">
        <table:table-column table:style-name="Tableau12.A"/>
        <table:table-column table:style-name="Tableau12.B"/>
        <table:table-row>
          <table:table-cell table:style-name="Tableau12.A1" office:value-type="string">
            <text:p text:style-name="P9"/>
            <text:p text:style-name="P9"/>
            <text:p text:style-name="P9"/>
            <text:p text:style-name="P12">Image</text:p>
            <text:p text:style-name="P4">d’un membre avec un client ?</text:p>
          </table:table-cell>
          <table:table-cell table:style-name="Tableau12.B1" office:value-type="string">
            <text:p text:style-name="P1">Sur simple demande, elles rangent les plats au réfrigérateur, ou retirent même les plats périmés si la personne livrée souffre par exemple d’Alzheimer.</text:p>
            <text:p text:style-name="P1">Nos porteuses à domicile conservent en permanence les numéros d’urgence, et en cas d’absence imprévue, elles <text:span text:style-name="T1">préviennent la famille</text:span> ou toute autre personne désignée.</text:p>
          </table:table-cell>
        </table:table-row>
      </table:table>
      <text:p text:style-name="Standard"/>
      <table:table table:name="Tableau13" table:style-name="Tableau13">
        <table:table-column table:style-name="Tableau13.A"/>
        <table:table-row>
          <table:table-cell table:style-name="Tableau13.A1" office:value-type="string">
            <text:p text:style-name="P1">Ces petits services comptent beaucoup pour les personnes que nous rencontrons chaque jour, et cela fait aussi partie de notre accompagnement !</text:p>
          </table:table-cell>
        </table:table-row>
      </table:table>
      <text:p text:style-name="Standard"/>
      <text:p text:style-name="Standard"><text:s/><text:a xlink:type="simple" xlink:href="../page%20modalités%20pratiques.docx" text:style-name="Internet_20_link" text:visited-style-name="Visited_20_Internet_20_Link"><text:span text:style-name="Internet_20_Link">[EN SAVOIR PLUS SUR NOTRE SERVICE DE LIVRAISON →]</text:span></text:a><text:span text:style-name="Internet_20_Link"><office:annotation loext:resolved="false"><dc:creator>Auteur inconnu</dc:creator><dc:date>2024-07-04T09:38:02.462292426</dc:date><text:p text:style-name="Comment"><text:span text:style-name="T14">Lien vers la page « Modalités »</text:span></text:p></office:annot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bf0041"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60d"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508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778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588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398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508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778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588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398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ane Lakomski</meta:initial-creator>
    <meta:editing-cycles>18</meta:editing-cycles>
    <meta:creation-date>2023-12-20T10:58:00</meta:creation-date>
    <dc:date>2024-07-05T08:56:37.533589966</dc:date>
    <meta:editing-duration>PT8H14M19S</meta:editing-duration>
    <meta:generator>LibreOffice/24.2.4.2$Linux_X86_64 LibreOffice_project/d29029bfb700ea4a272da1366c5f5e7c14e351b5</meta:generator>
    <meta:document-statistic meta:table-count="14" meta:image-count="0" meta:object-count="0" meta:page-count="3" meta:paragraph-count="65" meta:word-count="612" meta:character-count="3836" meta:non-whitespace-character-count="3143"/>
    <meta:user-defined meta:name="AppVersion">16.0000</meta:user-defined>
    <meta:template xlink:type="simple" xlink:actuate="onRequest" xlink:title="Normal.dotm" xlink:href=""/>
  </office:meta>
</office:document-meta>
</file>